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1">
      <style:paragraph-properties fo:text-align="justify" style:justify-single-word="false"/>
      <style:text-properties fo:color="#ff0000"/>
    </style:style>
    <style:style style:name="T1"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tilisation basique de git</text:p>
      <text:p text:style-name="P2">(quelques commandes si vous avez</text:p>
      <text:p text:style-name="P2">du mal à vous y retrouver)</text:p>
      <text:p text:style-name="P1"/>
      <text:p text:style-name="P1">note : il y a peut être des petites manipulations préalables à faire, des réglages tels que git config --je sais plus quoi... A voir, je me souviens plus, mais vous devriez pouvoir trouver sur internet.</text:p>
      <text:p text:style-name="P1"/>
      <text:list xml:id="list7157878097266140684" text:style-name="L1">
        <text:list-item>
          <text:p text:style-name="P3">avoir une copie de ce répertoire chez vous (et pouvoir travailler dessus)</text:p>
          <text:list>
            <text:list-item>
              <text:p text:style-name="P3">commencez par vous créer un compte sous github</text:p>
            </text:list-item>
            <text:list-item>
              <text:p text:style-name="P3">placez vous, dans votre terminal, dans le dossier où vous voulez copier le répertoire commun du projet</text:p>
            </text:list-item>
            <text:list-item>
              <text:p text:style-name="P3">tappez en suite : <text:span text:style-name="T1">git clone </text:span><text:a xlink:type="simple" xlink:href="https://github.com/BarceloC/Projet-L3.git" text:style-name="Internet_20_link" text:visited-style-name="Visited_20_Internet_20_Link">https://github.com/BarceloC/Projet-L3.git</text:a></text:p>
            </text:list-item>
            <text:list-item>
              <text:p text:style-name="P3">normalement c'est bon</text:p>
            </text:list-item>
          </text:list>
        </text:list-item>
        <text:list-item>
          <text:p text:style-name="P3">importer les modifications des autres utilisateurs dans votre copie du dossier sur votre ordinateur</text:p>
          <text:list>
            <text:list-item>
              <text:p text:style-name="P3">à faire régulièrement, si possible à chaque fois avant d'exporter vos propres modifications sur github !!!</text:p>
            </text:list-item>
            <text:list-item>
              <text:p text:style-name="P3">dans votre terminal, placez vous à la "racine" de la copie du projet sur votre ordinateur (dans le dossier Projet-L3 surement)</text:p>
            </text:list-item>
            <text:list-item>
              <text:p text:style-name="P3">tappez "<text:span text:style-name="T1">git pull</text:span>"</text:p>
            </text:list-item>
            <text:list-item>
              <text:p text:style-name="P3">ne vous inquiétez pas : si vous avez fait des modifications et que vous ne les avez pas commité ni envoyées sur github, vos versions des fichiers ne seront pas écrasées, mais vos modifications seront fusionnées avec les fichiers que vous importez.</text:p>
            </text:list-item>
          </text:list>
        </text:list-item>
        <text:list-item>
          <text:p text:style-name="P3">exporter votre copie du répertoire (sauver votre travail sur github)</text:p>
          <text:list>
            <text:list-item>
              <text:p text:style-name="P3">pareille : cela n'écrasera pas les modifications faites par les autres, ça fusionnera vos modifications avec celles des autres.</text:p>
            </text:list-item>
            <text:list-item>
              <text:p text:style-name="P3">placez vous dans le terminal à la "racine" de votre copie (Projet-L3 surement encore une fois, pour savoir si vous êtes biens placés faites un "ls -a" et vous devriez voir un fichier .git) si vous vous placez dans un sous-répertoire, vous verrez quelque chose de bizarre apparaître sur github, une sorte de branche parallèle sera créée</text:p>
            </text:list-item>
            <text:list-item>
              <text:p text:style-name="P3">ajoutez vos fichiers pour le prochain commit :</text:p>
              <text:list>
                <text:list-item>
                  <text:p text:style-name="P3">faites : <text:span text:style-name="T1">git add (la liste des fichiers à ajouter)</text:span></text:p>
                </text:list-item>
                <text:list-item>
                  <text:p text:style-name="P3">ou : "<text:span text:style-name="T1">git add -A .</text:span>" pour ajouter absolument tous les fichiers, ET (grâce à -A) supprimer tout ce que vous avez manuellement supprimé depuis votre dernier pull. Je pense qu'il n'y a pas de danger mais au pire il y a possibilité de revenir aux commit précédents sous git.</text:p>
                </text:list-item>
              </text:list>
            </text:list-item>
            <text:list-item>
              <text:p text:style-name="P3">committez ("valide" toutes vos modifications en gros) : <text:span text:style-name="T1">git commit -am "message de commit clair qui apparaitra aux yeux de tout le monde"</text:span> (le a n'est pas obligatoire il me semble)</text:p>
            </text:list-item>
            <text:list-item>
              <text:p text:style-name="P3"><text:span text:style-name="T1">git push</text:span> (n'écrase pas les modifications des autres encore une fois)</text:p>
            </text:list-item>
            <text:list-item>
              <text:p text:style-name="P3">et voilà, si vous vous rendez sur github vous verrez vos fichiers apparaître.</text:p>
            </text:list-item>
          </text:list>
        </text:list-item>
        <text:list-item>
          <text:p text:style-name="P3">RESUME – en gros, habituellement une fois le travail fini chez soit on tappe typiquement (à la racine de git) :</text:p>
          <text:list>
            <text:list-item>
              <text:p text:style-name="P4">git pull</text:p>
            </text:list-item>
            <text:list-item>
              <text:p text:style-name="P4">git add -A .</text:p>
            </text:list-item>
            <text:list-item>
              <text:p text:style-name="P4">git commit -am "j'ai mis à jour la fonction machin"</text:p>
            </text:list-item>
            <text:list-item>
              <text:p text:style-name="P4">git push</text:p>
            </text:list-item>
          </text:list>
        </text:list-item>
        <text:list-item>
          <text:p text:style-name="P3">et je crois que c'est to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05T13:49:19</meta:creation-date>
    <meta:generator>OpenOffice/4.1.1$Unix OpenOffice.org_project/411m6$Build-9775</meta:generator>
    <dc:date>2015-02-05T14:11:59</dc:date>
    <dc:creator>yjfjyf jjku</dc:creator>
    <meta:editing-duration>PT21M32S</meta:editing-duration>
    <meta:editing-cycles>27</meta:editing-cycles>
    <meta:document-statistic meta:table-count="0" meta:image-count="0" meta:object-count="0" meta:page-count="1" meta:paragraph-count="29" meta:word-count="474" meta:character-count="2653"/>
  </office:meta>
</office:document-meta>
</file>